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uskeysUserModifier.setMovingFactor( String movingF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Mobile( String mob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LastName( String la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Modifier.HauskeysUserModifier( HauskeysUserDao dao , HauskeysUser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auskeysUserModifier.setStateProvRegion( String stateProv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parseBoolean( String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uskeysUserModifier.setNotifyBy( String notifyB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HauskeysUserModifier( HauskeysUserDao dao , String id , String firstName , String last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auskeysUserModifier.setFailuresInEpoch( String failuresInEpo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rename(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auskeysUserModifier.isUpdateNeeded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auskeysUserModifier.setEmail( String e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Address2( String address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Country( String cou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City( String 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Company( String compan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FirstName( String firs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Modifier.setTokenPin( String tokenP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UserModifier.set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Password(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MobileCarrier( String mobileCarr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Secret( String secr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ZipPostalCode( String zipPostal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MidletName( String midl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ActivationKey( String activatio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auskeysUserModifier.getModificationItems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">
            <text:p text:style-name="Table_20_Contents">2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HauskeysUserModifier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setAddress1( String address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uskeysUser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uskeysUserModifier.setRealm( String rea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